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keep-together="auto" fo:orphans="0" fo:widows="0" fo:keep-with-next="auto"/>
    </style:style>
    <style:style style:name="P2" style:family="paragraph" style:parent-style-name="Standard">
      <style:paragraph-properties fo:margin-left="0cm" fo:margin-right="0cm" fo:keep-together="auto" fo:orphans="0" fo:widows="0" fo:text-indent="1.27cm" style:auto-text-indent="false" fo:keep-with-next="auto"/>
    </style:style>
    <style:style style:name="P3" style:family="paragraph" style:parent-style-name="Standard">
      <style:paragraph-properties fo:margin-left="0cm" fo:margin-right="0cm" fo:orphans="0" fo:widows="0" fo:text-indent="0cm" style:auto-text-indent="false"/>
    </style:style>
    <style:style style:name="P4" style:family="paragraph" style:parent-style-name="Standard">
      <style:paragraph-properties fo:margin-left="0cm" fo:margin-right="0cm" fo:keep-together="auto" fo:orphans="0" fo:widows="0" fo:text-indent="0cm" style:auto-text-indent="false" fo:keep-with-next="auto"/>
    </style:style>
    <style:style style:name="P5" style:family="paragraph" style:parent-style-name="Standard" style:list-style-name="L1">
      <style:paragraph-properties fo:margin-left="0cm" fo:margin-right="0cm" fo:keep-together="auto" fo:orphans="0" fo:widows="0" fo:text-indent="0cm" style:auto-text-indent="false" fo:keep-with-next="auto"/>
    </style:style>
    <style:style style:name="P6" style:family="paragraph" style:parent-style-name="Standard" style:master-page-name="Standard">
      <style:paragraph-properties fo:keep-together="auto" fo:orphans="0" fo:widows="0" style:page-number="auto" fo:keep-with-next="auto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Привет мир:</text:p>
      <text:p text:style-name="P2">- Создать файл .py</text:p>
      <text:p text:style-name="P1"><text:tab/>- Задать единственную процедуру вывода текстовой строки на экран “Привет, мир! Меня зовут … ”</text:p>
      <text:p text:style-name="P1"/>
      <text:p text:style-name="P1">2. Треугольник:</text:p>
      <text:p text:style-name="P1"><text:tab/>- Дан прямоугольный треугольник с катетами 15 см и 45 см.</text:p>
      <text:p text:style-name="P2">- Вычислить его гипотенузу.</text:p>
      <text:p text:style-name="P2"/>
      <text:p text:style-name="P4">3. Ввод:</text:p>
      <text:p text:style-name="P4"><text:tab/>- raw_input('--&gt; ')</text:p>
      <text:p text:style-name="P4"><text:tab/>- Если текст содержит больше букв, чем в вашей ФИО, то вывести “Поздравляем!”</text:p>
      <text:p text:style-name="P4"><text:tab/>- В противном случае - “Попробуйте еще..”</text:p>
      <text:p text:style-name="P4"/>
      <text:p text:style-name="P4">4. Ввод 2:</text:p>
      <text:p text:style-name="P4"><text:tab/>- добавить к предыдущей вариант, когда в тексте встречается месяц вашего рождения</text:p>
      <text:p text:style-name="P4"><text:tab/>- выводить “Хорошо, но не то..”</text:p>
      <text:p text:style-name="P4"/>
      <text:p text:style-name="P4">5. Циклы</text:p>
      <text:p text:style-name="P2">- Повторять “Ввод 2” максимум 5 раз, пока не выйдет поздравление</text:p>
      <text:p text:style-name="P2">- В случае неудачи, вывести “Попытки исчерпаны”</text:p>
      <text:p text:style-name="P2"/>
      <text:p text:style-name="P4">6. Для</text:p>
      <text:p text:style-name="P4"><text:tab/>- Создать в этой же директории файл “test.txt”</text:p>
      <text:p text:style-name="P4"><text:tab/>- Записать в него на несколько строк с цифрами: 17, 58, 3</text:p>
      <text:p text:style-name="P4"><text:tab/>- open(“test.txt”)</text:p>
      <text:p text:style-name="P4"><text:tab/>- вывести числа на экран с помощью цикла for</text:p>
      <text:p text:style-name="P4"/>
      <text:p text:style-name="P4">7. Функции</text:p>
      <text:p text:style-name="P4"><text:tab/>- Создать второй файл - “test2.txt” - с другими числами</text:p>
      <text:p text:style-name="P4"><text:tab/>- пример “Для” поместить в функцию по имени файла</text:p>
      <text:p text:style-name="P4"><text:tab/>- вывести на экран с ее помощью второй файл</text:p>
      <text:p text:style-name="P4"/>
      <text:p text:style-name="P4">8. Исключения</text:p>
      <text:p text:style-name="P4"><text:tab/>- в пример “Функции” сделать ввод имени файла через raw_input</text:p>
      <text:p text:style-name="P4"><text:tab/>- попробовать неправильное имя файла</text:p>
      <text:list xml:id="list505812358913322211" text:style-name="L1">
        <text:list-item>
          <text:list>
            <text:list-item>
              <text:p text:style-name="P5">затем добавить обработку исключения, если неудача, то вывести “Файл не найден”</text:p>
            </text:list-item>
          </text:list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margin="100%" fo:margin-left="0cm" fo:margin-right="0cm" fo:margin-top="0cm" fo:margin-bottom="0cm" fo:line-height="115%" fo:text-align="start" style:justify-single-word="false" fo:keep-together="auto" fo:orphans="2" fo:widows="2" fo:text-indent="0cm" style:auto-text-indent="false" fo:keep-with-next="auto" style:writing-mode="lr-tb"/>
      <style:text-properties fo:font-variant="normal" fo:text-transform="none" fo:color="#000000" style:text-line-through-style="none" style:text-position="0% 100%" style:font-name="Arial1" fo:font-size="11pt" fo:font-style="normal" style:text-underline-style="none" fo:font-weight="normal" style:font-name-asian="Arial2" style:font-size-asian="11pt" style:font-style-asian="normal" style:font-weight-asian="normal" style:font-name-complex="Arial2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353cm" fo:margin-bottom="0cm" fo:line-height="100%" fo:keep-together="always" fo:keep-with-next="always"/>
      <style:text-properties style:font-name="Trebuchet MS" fo:font-size="16pt" style:font-name-asian="Trebuchet MS1" style:font-size-asian="16pt" style:font-name-complex="Trebuchet MS1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353cm" fo:margin-bottom="0cm" fo:line-height="100%" fo:keep-together="always" fo:keep-with-next="always"/>
      <style:text-properties style:font-name="Trebuchet MS" fo:font-size="13pt" fo:font-weight="bold" style:font-name-asian="Trebuchet MS1" style:font-size-asian="13pt" style:font-weight-asian="bold" style:font-name-complex="Trebuchet MS1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82cm" fo:margin-bottom="0cm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282cm" fo:margin-bottom="0cm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282cm" fo:margin-bottom="0cm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/>
    </style:style>
    <style:style style:name="Title" style:family="paragraph" style:parent-style-name="normal" style:next-style-name="Subtitle" style:default-outline-level="" style:class="chapter">
      <style:paragraph-properties fo:margin-top="0cm" fo:margin-bottom="0cm" fo:line-height="100%" fo:text-align="start" style:justify-single-word="false" fo:keep-together="always" fo:keep-with-next="always"/>
      <style:text-properties style:font-name="Trebuchet MS" fo:font-size="21pt" fo:font-weight="bold" style:font-name-asian="Trebuchet MS1" style:font-size-asian="21pt" style:font-weight-asian="bold" style:font-name-complex="Trebuchet MS1" style:font-size-complex="18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cm" fo:margin-bottom="0.353cm" fo:line-height="100%" fo:text-align="start" style:justify-single-word="false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ython. 1. Задачки.docx</dc:title>
    <meta:generator>OpenOffice/4.0.1$Win32 OpenOffice.org_project/401m5$Build-9714</meta:generator>
    <meta:document-statistic meta:table-count="0" meta:image-count="0" meta:object-count="0" meta:page-count="1" meta:paragraph-count="29" meta:word-count="198" meta:character-count="1143"/>
    <dc:date>2014-03-12T21:07:53.51</dc:date>
  </office:meta>
</office:document-meta>
</file>